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729c4" officeooo:paragraph-rsid="001729c4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82730" officeooo:paragraph-rsid="00182730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1d6e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729c4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a1d6e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bd34b" style:font-style-asian="normal" style:font-weight-asian="normal"/>
    </style:style>
    <style:style style:name="T6" style:family="text">
      <style:text-properties fo:font-variant="normal" fo:text-transform="none" fo:color="#000000" fo:letter-spacing="normal" fo:font-style="normal" fo:font-weight="normal" officeooo:rsid="001c7914" style:font-style-asian="normal" style:font-weight-asian="normal"/>
    </style:style>
    <style:style style:name="T7" style:family="text">
      <style:text-properties officeooo:rsid="001bd34b"/>
    </style:style>
    <style:style style:name="T8" style:family="text">
      <style:text-properties officeooo:rsid="001c7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2">Constituting that less than 20% is able to block a motion from passing in the PA (4 out of 22 delegates) through the 50%+1 community need;</text:p>
      <text:p text:style-name="P5"><text:span text:style-name="T4">And makes all 1-man communities </text:span><text:span text:style-name="T5">unite</text:span><text:span text:style-name="T4"> </text:span><text:span text:style-name="T5">under</text:span><text:span text:style-name="T4"> the Azuristani community </text:span><text:span text:style-name="T5">for community need*</text:span><text:span text:style-name="T4"> in voting, with exception for the communities created and recognised before 1/1/2020.</text:span></text:p>
      <text:p text:style-name="P1"/>
      <text:p text:style-name="P1">And proceeds.</text:p>
      <text:p text:style-name="P1"/>
      <text:p text:style-name="P1">Signed by,</text:p>
      <text:p text:style-name="P2">yoran</text:p>
      <text:p text:style-name="P2">Tsarsteven</text:p>
      <text:p text:style-name="P3">Solar_Porpoise</text:p>
      <text:p text:style-name="P1"/>
      <text:p text:style-name="P1"/>
      <text:p text:style-name="P1">*<text:span text:style-name="T7">They still keep their seperate votes, these are not united in one community</text:span></text:p>
      <text:p text:style-name="Standard"><text:span text:style-name="T1">[Motion as: 20-</text:span><text:span text:style-name="T2">1</text:span><text:span text:style-name="T3">4</text:span><text:span text:style-name="T1">: “To </text:span><text:span text:style-name="T6">improve</text:span><text:span text:style-name="T1"> the 50%+1 community need, as now 4 out of 22 delegates can block a motion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8T19:24:27.341483944</dc:date>
    <meta:editing-duration>PT8M</meta:editing-duration>
    <meta:editing-cycles>7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11" meta:word-count="112" meta:character-count="680" meta:non-whitespace-character-count="579"/>
  </office:meta>
</office:document-meta>
</file>